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cm" svg:height="1.5cm" svg:x="2cm" svg:y="1cm">
          <text:p text:style-name="P1">Cconfig::sum_force</text:p>
          <draw:enhanced-geometry svg:viewBox="0 0 21600 21600" draw:type="rectangle" draw:enhanced-path="M 0 0 L 21600 0 21600 21600 0 21600 0 0 Z N"/>
        </draw:custom-shape>
        <draw:frame draw:style-name="gr2" draw:layer="layout" svg:width="19.831cm" svg:height="3.095cm" svg:x="2.5cm" svg:y="3cm">
          <draw:text-box>
            <text:p>Assign particle with either individual or member of aggregate</text:p>
            <text:p>Part 1: Sum forces not belonging to any aggregate</text:p>
            <text:p>Part 2: inter-aggregate contact, particle-aggregate forces</text:p>
            <text:p>Ignoring all inner aggregate forces, as internal force inside aggregate</text:p>
          </draw:text-box>
        </draw:frame>
        <draw:custom-shape draw:style-name="gr1" draw:text-style-name="P1" draw:layer="layout" svg:width="7cm" svg:height="1.5cm" svg:x="2cm" svg:y="13cm">
          <text:p text:style-name="P1">Cconfig::corre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5cm" svg:x="2cm" svg:y="7cm">
          <text:p text:style-name="P1">Cconfig::sum_he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5cm" svg:x="16.5cm" svg:y="8.5cm">
          <text:p text:style-name="P1">Cconfig::predic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ixiang Gan</meta:initial-creator>
    <meta:creation-date>2010-08-09T09:58:22</meta:creation-date>
    <meta:editing-duration>PT00H18M50S</meta:editing-duration>
    <meta:editing-cycles>8</meta:editing-cycles>
    <meta:generator>OpenOffice.org/3.2$Unix OpenOffice.org_project/320m12$Build-9483</meta:generator>
    <dc:date>2010-08-09T10:17:32</dc:date>
    <dc:creator>Yixiang Gan</dc:creator>
    <meta:document-statistic meta:object-count="28"/>
  </office:meta>
</office:document-meta>
</file>